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0576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0.3819in"/>
    </style:style>
    <style:style style:name="Table1.C" style:family="table-column">
      <style:table-column-properties style:column-width="1.2208in"/>
    </style:style>
    <style:style style:name="Table1.D" style:family="table-column">
      <style:table-column-properties style:column-width="1.291in"/>
    </style:style>
    <style:style style:name="Table1.E" style:family="table-column">
      <style:table-column-properties style:column-width="1.07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lish language and style</text:p>
      <text:p text:style-name="Standard"><text:span text:style-name="Teletype">( ) </text:span>Extensive editing of English language and style required <text:line-break/><text:span text:style-name="Teletype">( ) </text:span>Moderate English changes required <text:line-break/><text:span text:style-name="Teletype">(x) </text:span>English language and style are fine/minor spell check required <text:line-break/><text:span text:style-name="Teletype">( ) </text:span>I don't feel qualified to judge about the English language and style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Can be improved</text:p>
          </table:table-cell>
          <table:table-cell table:style-name="Table1.A1" office:value-type="string">
            <text:p text:style-name="Table_20_Contents">Must be improved</text:p>
          </table:table-cell>
          <table:table-cell table:style-name="Table1.A1" office:value-type="string">
            <text:p text:style-name="Table_20_Contents">Not applicable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Teletype">(x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Teletype">(x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Teletype">(x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Teletype">(x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Teletype">(x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  <table:table-cell table:style-name="Table1.A1" office:value-type="string">
            <text:p text:style-name="Table_20_Contents"><text:span text:style-name="Teletype">( )</text:span></text:p>
          </table:table-cell>
        </table:table-row>
      </table:table>
      <text:p text:style-name="Text_20_body">Comments and Suggestions for Authors</text:p>
      <text:p text:style-name="Text_20_body">Interesting paper with also shows a critical approach to the difficulties encountered during the tests. Recommended for publication</text:p>
      <text:p text:style-name="P1"/>
      <text:p text:style-name="P1">Submission Date</text:p>
      <text:p text:style-name="P1">08 January 2020 </text:p>
      <text:p text:style-name="P1">Date of this review</text:p>
      <text:p text:style-name="P1">12 Feb 2020 15:55:01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7:37.129795406</meta:creation-date>
    <dc:date>2020-02-21T15:25:19.522121935</dc:date>
    <meta:editing-duration>PT2M5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2" meta:word-count="124" meta:character-count="614" meta:non-whitespace-character-count="516"/>
  </office:meta>
</office:document-meta>
</file>